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1" svg:font-family="Calibri" style:font-family-generic="swiss"/>
    <style:font-face style:name="Calibri" svg:font-family="Calibri" style:font-adornments="Norm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50%" fo:text-align="start" style:justify-single-word="false"/>
      <style:text-properties style:font-name="Calibri1" fo:font-size="14pt" officeooo:rsid="0015c71d" officeooo:paragraph-rsid="0015c71d" style:font-size-asian="14pt" style:font-size-complex="14pt"/>
    </style:style>
    <style:style style:name="P2" style:family="paragraph" style:parent-style-name="Standard">
      <style:paragraph-properties fo:line-height="150%" fo:text-align="start" style:justify-single-word="false"/>
      <style:text-properties style:font-name="Calibri1" fo:font-size="14pt" officeooo:rsid="0026a6b6" officeooo:paragraph-rsid="0015c71d" style:font-size-asian="14pt" style:font-size-complex="14pt"/>
    </style:style>
    <style:style style:name="P3" style:family="paragraph" style:parent-style-name="Standard">
      <style:paragraph-properties fo:line-height="150%" fo:text-align="start" style:justify-single-word="false"/>
      <style:text-properties style:font-name="Calibri1" fo:font-size="14pt" officeooo:rsid="007d0960" officeooo:paragraph-rsid="008004d1" style:font-size-asian="14pt" style:font-size-complex="14pt"/>
    </style:style>
    <style:style style:name="P4" style:family="paragraph" style:parent-style-name="Standard">
      <style:paragraph-properties fo:line-height="150%" fo:text-align="start" style:justify-single-word="false"/>
      <style:text-properties style:font-name="Calibri1" fo:font-size="14pt" officeooo:rsid="002af07a" officeooo:paragraph-rsid="0015c71d" style:font-size-asian="14pt" style:font-size-complex="14pt"/>
    </style:style>
    <style:style style:name="P5" style:family="paragraph" style:parent-style-name="Standard">
      <style:paragraph-properties fo:line-height="150%" fo:text-align="start" style:justify-single-word="false"/>
      <style:text-properties style:font-name="Calibri1" fo:font-size="11pt" officeooo:rsid="0015c71d" officeooo:paragraph-rsid="0015c71d" style:font-size-asian="9.60000038146973pt" style:font-size-complex="11pt"/>
    </style:style>
    <style:style style:name="P6" style:family="paragraph" style:parent-style-name="Standard">
      <style:paragraph-properties fo:line-height="150%" fo:text-align="start" style:justify-single-word="false"/>
      <style:text-properties style:font-name="Calibri1" fo:font-size="11pt" officeooo:rsid="0015c71d" officeooo:paragraph-rsid="0015c71d" style:font-size-asian="11pt" style:font-size-complex="11pt"/>
    </style:style>
    <style:style style:name="P7" style:family="paragraph" style:parent-style-name="Standard">
      <style:paragraph-properties fo:line-height="150%" fo:text-align="start" style:justify-single-word="false"/>
      <style:text-properties style:font-name="Calibri1" fo:font-size="12pt" officeooo:rsid="0015c71d" officeooo:paragraph-rsid="0015c71d" style:font-size-asian="12pt" style:font-size-complex="12pt"/>
    </style:style>
    <style:style style:name="P8" style:family="paragraph" style:parent-style-name="Standard">
      <style:paragraph-properties fo:line-height="150%" fo:text-align="center" style:justify-single-word="false"/>
      <style:text-properties style:font-name="Calibri1" fo:font-size="12pt" officeooo:rsid="0015c71d" officeooo:paragraph-rsid="00290895" style:font-size-asian="12pt" style:font-size-complex="12pt"/>
    </style:style>
    <style:style style:name="P9" style:family="paragraph" style:parent-style-name="Standard">
      <style:paragraph-properties fo:line-height="150%" fo:text-align="center" style:justify-single-word="false"/>
      <style:text-properties style:font-name="Calibri1" fo:font-size="12pt" officeooo:rsid="0081374e" officeooo:paragraph-rsid="0081374e" style:font-size-asian="12pt" style:font-size-complex="12pt"/>
    </style:style>
    <style:style style:name="P10" style:family="paragraph" style:parent-style-name="Standard">
      <style:paragraph-properties fo:line-height="150%" fo:text-align="center" style:justify-single-word="false"/>
      <style:text-properties style:font-name="Calibri1" fo:font-size="12pt" officeooo:rsid="00826d04" officeooo:paragraph-rsid="00826d04" style:font-size-asian="12pt" style:font-size-complex="12pt"/>
    </style:style>
    <style:style style:name="P11" style:family="paragraph" style:parent-style-name="Standard">
      <style:text-properties style:font-name="Calibri" fo:font-size="11pt" officeooo:rsid="0047e361" officeooo:paragraph-rsid="0047e361"/>
    </style:style>
    <style:style style:name="P12" style:family="paragraph" style:parent-style-name="Standard">
      <style:text-properties officeooo:paragraph-rsid="004df522"/>
    </style:style>
    <style:style style:name="P13" style:family="paragraph" style:parent-style-name="Standard">
      <style:text-properties officeooo:rsid="007919d5" officeooo:paragraph-rsid="008004d1"/>
    </style:style>
    <style:style style:name="P14" style:family="paragraph" style:parent-style-name="Standard">
      <style:text-properties officeooo:rsid="007919d5" officeooo:paragraph-rsid="00861ba8"/>
    </style:style>
    <style:style style:name="P15" style:family="paragraph" style:parent-style-name="Standard">
      <style:paragraph-properties fo:margin-top="0cm" fo:margin-bottom="0cm" style:contextual-spacing="false" fo:line-height="150%" fo:text-align="start" style:justify-single-word="false"/>
      <style:text-properties style:font-name="Calibri1" fo:font-size="11pt" officeooo:rsid="0015c71d" officeooo:paragraph-rsid="0015c71d" style:font-size-asian="11pt" style:font-size-complex="11pt"/>
    </style:style>
    <style:style style:name="P16" style:family="paragraph" style:parent-style-name="Standard">
      <style:paragraph-properties fo:margin-top="0cm" fo:margin-bottom="0cm" style:contextual-spacing="false" fo:line-height="150%" fo:text-align="start" style:justify-single-word="false"/>
      <style:text-properties style:font-name="Calibri1" fo:font-size="11pt" officeooo:rsid="0015c71d" officeooo:paragraph-rsid="001c9f89" style:font-size-asian="11pt" style:font-size-complex="11pt"/>
    </style:style>
    <style:style style:name="P17" style:family="paragraph" style:parent-style-name="Text_20_body">
      <style:text-properties style:font-name="Calibri1" fo:font-size="18pt" officeooo:paragraph-rsid="0081374e" style:font-size-asian="18pt" style:font-size-complex="18pt"/>
    </style:style>
    <style:style style:name="P18" style:family="paragraph" style:parent-style-name="Text_20_body">
      <style:paragraph-properties fo:text-align="center" style:justify-single-word="false"/>
      <style:text-properties style:font-name="Calibri1" fo:font-size="18pt" officeooo:rsid="00826d04" officeooo:paragraph-rsid="00826d04" style:font-size-asian="18pt" style:font-size-complex="18pt"/>
    </style:style>
    <style:style style:name="P19" style:family="paragraph" style:parent-style-name="Text_20_body">
      <style:text-properties officeooo:rsid="008e1036" officeooo:paragraph-rsid="008e1036"/>
    </style:style>
    <style:style style:name="P20" style:family="paragraph" style:parent-style-name="Text_20_body">
      <style:text-properties officeooo:paragraph-rsid="008e1036"/>
    </style:style>
    <style:style style:name="P21" style:family="paragraph" style:parent-style-name="Title">
      <style:text-properties style:font-name="Calibri1" fo:font-size="18pt" officeooo:paragraph-rsid="0081374e" style:font-size-asian="18pt" style:font-size-complex="18pt"/>
    </style:style>
    <style:style style:name="P22" style:family="paragraph" style:parent-style-name="Title">
      <style:text-properties style:font-name="Calibri1" fo:font-size="20pt" officeooo:paragraph-rsid="0081374e" style:font-size-asian="20pt" style:font-size-complex="20pt"/>
    </style:style>
    <style:style style:name="P23" style:family="paragraph" style:parent-style-name="Title">
      <style:text-properties style:font-name="Calibri1" fo:font-size="18pt" officeooo:rsid="0081374e" officeooo:paragraph-rsid="0081374e" style:font-size-asian="18pt" style:font-size-complex="18pt"/>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Contents_20_3">
      <style:paragraph-properties>
        <style:tab-stops>
          <style:tab-stop style:position="16.002cm" style:type="right" style:leader-style="dotted" style:leader-text="."/>
        </style:tab-stops>
      </style:paragraph-properties>
    </style:style>
    <style:style style:name="P27" style:family="paragraph" style:parent-style-name="Heading_20_1">
      <style:paragraph-properties fo:text-align="center" style:justify-single-word="false"/>
    </style:style>
    <style:style style:name="P28" style:family="paragraph" style:parent-style-name="Heading_20_1">
      <style:text-properties officeooo:paragraph-rsid="0032b85e"/>
    </style:style>
    <style:style style:name="P29" style:family="paragraph" style:parent-style-name="Heading_20_2">
      <style:text-properties officeooo:paragraph-rsid="008a0310"/>
    </style:style>
    <style:style style:name="P30" style:family="paragraph" style:parent-style-name="Heading_20_2">
      <style:text-properties officeooo:paragraph-rsid="00676c67"/>
    </style:style>
    <style:style style:name="P31" style:family="paragraph" style:parent-style-name="Heading_20_2">
      <style:text-properties style:font-name="Calibri1" fo:font-size="14pt" fo:font-style="normal" fo:font-weight="bold" officeooo:rsid="00641a7d" officeooo:paragraph-rsid="00676c67" style:font-name-asian="DejaVu Sans" style:font-size-asian="14pt" style:font-weight-asian="bold" style:font-name-complex="DejaVu Sans" style:font-size-complex="14pt" style:font-weight-complex="bold"/>
    </style:style>
    <style:style style:name="P32" style:family="paragraph" style:parent-style-name="Heading_20_2">
      <style:text-properties officeooo:rsid="008e1036" officeooo:paragraph-rsid="008e1036"/>
    </style:style>
    <style:style style:name="P33" style:family="paragraph" style:parent-style-name="Heading_20_2" style:master-page-name="">
      <loext:graphic-properties draw:fill="none" draw:fill-color="#729fcf"/>
      <style:paragraph-properties fo:margin-left="2cm" fo:margin-right="0cm" fo:margin-top="0.353cm" fo:margin-bottom="0.212cm" style:contextual-spacing="false" fo:line-height="150%" fo:text-indent="0cm" style:auto-text-indent="false" style:page-number="auto" fo:background-color="transparent" fo:keep-with-next="always"/>
      <style:text-properties style:font-name="Calibri1" fo:font-size="14pt" fo:font-style="normal" fo:font-weight="bold" officeooo:rsid="00687816" officeooo:paragraph-rsid="00687816" style:font-name-asian="DejaVu Sans" style:font-size-asian="14pt" style:font-weight-asian="bold" style:font-name-complex="DejaVu Sans" style:font-size-complex="14pt" style:font-weight-complex="bold"/>
    </style:style>
    <style:style style:name="P34" style:family="paragraph" style:parent-style-name="Heading_20_2" style:master-page-name="">
      <loext:graphic-properties draw:fill="none" draw:fill-color="#729fcf"/>
      <style:paragraph-properties fo:margin-top="0.353cm" fo:margin-bottom="0.212cm" style:contextual-spacing="false" fo:line-height="150%" style:page-number="auto" fo:background-color="transparent" fo:keep-with-next="always"/>
      <style:text-properties officeooo:paragraph-rsid="005fc85e"/>
    </style:style>
    <style:style style:name="P35" style:family="paragraph" style:parent-style-name="Heading_20_2" style:master-page-name="">
      <loext:graphic-properties draw:fill="none" draw:fill-color="#729fcf"/>
      <style:paragraph-properties fo:margin-top="0.353cm" fo:margin-bottom="0.212cm" style:contextual-spacing="false" fo:line-height="150%" style:page-number="auto" fo:background-color="transparent" fo:keep-with-next="always"/>
    </style:style>
    <style:style style:name="P36" style:family="paragraph" style:parent-style-name="Heading_20_3">
      <style:text-properties officeooo:rsid="008e1036" officeooo:paragraph-rsid="008e1036"/>
    </style:style>
    <style:style style:name="P37" style:family="paragraph" style:parent-style-name="Heading_20_3">
      <style:text-properties officeooo:paragraph-rsid="00499f9a"/>
    </style:style>
    <style:style style:name="P38" style:family="paragraph" style:parent-style-name="Heading_20_3" style:master-page-name="">
      <loext:graphic-properties draw:fill="none"/>
      <style:paragraph-properties fo:margin-top="0.247cm" fo:margin-bottom="0.212cm" style:contextual-spacing="false" fo:line-height="150%" style:page-number="auto" fo:background-color="transparent" fo:keep-with-next="always"/>
    </style:style>
    <style:style style:name="P39" style:family="paragraph" style:parent-style-name="Standard">
      <style:text-properties fo:language="fr" fo:country="FR" officeooo:rsid="007d0960" officeooo:paragraph-rsid="008004d1"/>
    </style:style>
    <style:style style:name="P40" style:family="paragraph" style:parent-style-name="Standard">
      <style:text-properties fo:language="fr" fo:country="FR" officeooo:rsid="007919d5" officeooo:paragraph-rsid="008004d1"/>
    </style:style>
    <style:style style:name="P41" style:family="paragraph" style:parent-style-name="Standard">
      <style:text-properties fo:language="fr" fo:country="FR" officeooo:rsid="007919d5" officeooo:paragraph-rsid="008e1036"/>
    </style:style>
    <style:style style:name="P42" style:family="paragraph" style:parent-style-name="Standard">
      <style:text-properties fo:language="fr" fo:country="FR" officeooo:rsid="007919d5" officeooo:paragraph-rsid="00861ba8"/>
    </style:style>
    <style:style style:name="P43" style:family="paragraph" style:parent-style-name="Standard">
      <style:text-properties fo:language="fr" fo:country="FR" officeooo:paragraph-rsid="0068c56f"/>
    </style:style>
    <style:style style:name="P44" style:family="paragraph" style:parent-style-name="Standard">
      <style:text-properties style:font-name="Calibri" fo:font-size="11pt" fo:language="fr" fo:country="FR" officeooo:rsid="007abbbf" officeooo:paragraph-rsid="008004d1"/>
    </style:style>
    <style:style style:name="P45" style:family="paragraph" style:parent-style-name="Standard">
      <style:text-properties style:font-name="Calibri" fo:font-size="11pt" fo:language="fr" fo:country="FR" officeooo:rsid="007d0960" officeooo:paragraph-rsid="0068c56f"/>
    </style:style>
    <style:style style:name="P46" style:family="paragraph" style:parent-style-name="Standard">
      <style:text-properties style:font-name="Calibri" fo:font-size="11pt" fo:language="fr" fo:country="FR" officeooo:rsid="007919d5" officeooo:paragraph-rsid="00861ba8"/>
    </style:style>
    <style:style style:name="P47" style:family="paragraph" style:parent-style-name="Standard">
      <style:text-properties style:font-name="Calibri" fo:font-size="11pt" fo:language="fr" fo:country="FR" officeooo:rsid="0095fd1b" officeooo:paragraph-rsid="0095fd1b"/>
    </style:style>
    <style:style style:name="P48" style:family="paragraph" style:parent-style-name="Standard">
      <style:paragraph-properties fo:text-align="center" style:justify-single-word="false"/>
      <style:text-properties style:font-name="Calibri" fo:font-size="11pt" fo:language="fr" fo:country="FR" officeooo:rsid="008ff3e5" officeooo:paragraph-rsid="00984408"/>
    </style:style>
    <style:style style:name="P49" style:family="paragraph" style:parent-style-name="Standard" style:list-style-name="L4">
      <style:text-properties style:font-name="Calibri" fo:font-size="11pt" officeooo:rsid="0047e361" officeooo:paragraph-rsid="0047e361"/>
    </style:style>
    <style:style style:name="P50" style:family="paragraph" style:parent-style-name="Standard" style:list-style-name="L5">
      <style:text-properties style:font-name="Calibri" fo:font-size="11pt" officeooo:rsid="00499f9a" officeooo:paragraph-rsid="00499f9a"/>
    </style:style>
    <style:style style:name="P51" style:family="paragraph" style:parent-style-name="Standard">
      <style:text-properties style:font-name="Calibri" fo:font-size="11pt" officeooo:rsid="0055f0c8" officeooo:paragraph-rsid="006273b5"/>
    </style:style>
    <style:style style:name="P52" style:family="paragraph" style:parent-style-name="Standard" style:list-style-name="L6">
      <style:text-properties style:font-name="Calibri" fo:font-size="11pt" officeooo:rsid="0068c56f" officeooo:paragraph-rsid="0068c56f"/>
    </style:style>
    <style:style style:name="P53" style:family="paragraph" style:parent-style-name="Standard" style:list-style-name="L1">
      <style:paragraph-properties fo:line-height="150%" fo:text-align="start" style:justify-single-word="false"/>
      <style:text-properties style:font-name="Calibri1" fo:font-size="11pt" officeooo:rsid="0015c71d" officeooo:paragraph-rsid="0015c71d" style:font-size-asian="11pt" style:font-size-complex="11pt"/>
    </style:style>
    <style:style style:name="P54" style:family="paragraph" style:parent-style-name="Standard" style:list-style-name="L2">
      <style:paragraph-properties fo:line-height="150%" fo:text-align="start" style:justify-single-word="false"/>
      <style:text-properties style:font-name="Calibri1" fo:font-size="11pt" officeooo:rsid="0015c71d" officeooo:paragraph-rsid="0015c71d" style:font-size-asian="11pt" style:font-size-complex="11pt"/>
    </style:style>
    <style:style style:name="P55" style:family="paragraph" style:parent-style-name="Standard">
      <style:paragraph-properties fo:line-height="150%" fo:text-align="start" style:justify-single-word="false"/>
      <style:text-properties style:font-name="Calibri1" fo:font-size="14pt" officeooo:rsid="0026a6b6" officeooo:paragraph-rsid="0015c71d" style:font-size-asian="14pt" style:font-size-complex="14pt"/>
    </style:style>
    <style:style style:name="P56" style:family="paragraph" style:parent-style-name="Standard">
      <style:paragraph-properties fo:line-height="150%" fo:text-align="start" style:justify-single-word="false"/>
      <style:text-properties style:font-name="Calibri1" fo:font-size="14pt" officeooo:rsid="0015c71d" officeooo:paragraph-rsid="0015c71d" style:font-size-asian="14pt" style:font-size-complex="14pt"/>
    </style:style>
    <style:style style:name="P57" style:family="paragraph" style:parent-style-name="Standard" style:list-style-name="L3">
      <style:text-properties officeooo:paragraph-rsid="0044bf9c"/>
    </style:style>
    <style:style style:name="P58" style:family="paragraph" style:parent-style-name="Standard" style:list-style-name="L3">
      <style:text-properties officeooo:rsid="0044bf9c" officeooo:paragraph-rsid="0044bf9c"/>
    </style:style>
    <style:style style:name="P59" style:family="paragraph" style:parent-style-name="Standard" style:list-style-name="L3">
      <style:text-properties officeooo:rsid="0042f70c" officeooo:paragraph-rsid="0042f70c"/>
    </style:style>
    <style:style style:name="P60" style:family="paragraph" style:parent-style-name="Standard" style:list-style-name="L4">
      <style:text-properties officeooo:paragraph-rsid="003fb202"/>
    </style:style>
    <style:style style:name="P61" style:family="paragraph" style:parent-style-name="Standard" style:list-style-name="L5">
      <style:text-properties officeooo:rsid="00499f9a" officeooo:paragraph-rsid="00499f9a"/>
    </style:style>
    <style:style style:name="P62" style:family="paragraph" style:parent-style-name="Standard" style:list-style-name="L6">
      <style:text-properties officeooo:paragraph-rsid="005fc85e"/>
    </style:style>
    <style:style style:name="P63" style:family="paragraph" style:parent-style-name="Standard" style:list-style-name="L6">
      <style:text-properties officeooo:paragraph-rsid="00676c67"/>
    </style:style>
    <style:style style:name="P64" style:family="paragraph" style:parent-style-name="Standard" style:list-style-name="L6">
      <style:text-properties officeooo:paragraph-rsid="0068c56f"/>
    </style:style>
    <style:style style:name="P65" style:family="paragraph" style:parent-style-name="Standard" style:list-style-name="L6">
      <style:text-properties officeooo:rsid="005cdf0d" officeooo:paragraph-rsid="005fc85e"/>
    </style:style>
    <style:style style:name="P66" style:family="paragraph" style:parent-style-name="Standard" style:list-style-name="L6">
      <style:text-properties officeooo:rsid="00530d17" officeooo:paragraph-rsid="006273b5"/>
    </style:style>
    <style:style style:name="P67" style:family="paragraph" style:parent-style-name="Standard" style:list-style-name="L6">
      <style:text-properties officeooo:rsid="00530d17" officeooo:paragraph-rsid="00676c67"/>
    </style:style>
    <style:style style:name="P68" style:family="paragraph" style:parent-style-name="Standard" style:list-style-name="L6">
      <style:text-properties officeooo:rsid="005fc85e" officeooo:paragraph-rsid="00676c67"/>
    </style:style>
    <style:style style:name="P69" style:family="paragraph" style:parent-style-name="Standard">
      <style:text-properties officeooo:rsid="007919d5" officeooo:paragraph-rsid="0095fd1b"/>
    </style:style>
    <style:style style:name="P70" style:family="paragraph" style:parent-style-name="Standard" style:list-style-name="L7">
      <style:text-properties officeooo:rsid="00950c6d" officeooo:paragraph-rsid="00950c6d"/>
    </style:style>
    <style:style style:name="P71" style:family="paragraph" style:parent-style-name="Standard" style:list-style-name="L7">
      <style:text-properties officeooo:rsid="0095fd1b" officeooo:paragraph-rsid="0095fd1b"/>
    </style:style>
    <style:style style:name="P72" style:family="paragraph" style:parent-style-name="Standard">
      <style:text-properties officeooo:rsid="0095fd1b" officeooo:paragraph-rsid="0095fd1b"/>
    </style:style>
    <style:style style:name="P73" style:family="paragraph" style:parent-style-name="Standard">
      <style:paragraph-properties fo:text-align="center" style:justify-single-word="false"/>
      <style:text-properties officeooo:rsid="008ff3e5" officeooo:paragraph-rsid="008ff3e5"/>
    </style:style>
    <style:style style:name="P74" style:family="paragraph" style:parent-style-name="Standard">
      <style:paragraph-properties fo:text-align="start" style:justify-single-word="false"/>
      <style:text-properties officeooo:rsid="008ff3e5" officeooo:paragraph-rsid="008ff3e5"/>
    </style:style>
    <style:style style:name="P75" style:family="paragraph" style:parent-style-name="Standard">
      <style:text-properties officeooo:rsid="009ac608" officeooo:paragraph-rsid="009ac608"/>
    </style:style>
    <style:style style:name="P76" style:family="paragraph" style:parent-style-name="Standard" style:list-style-name="L8">
      <style:text-properties officeooo:rsid="009ac608" officeooo:paragraph-rsid="009ac608"/>
    </style:style>
    <style:style style:name="P77" style:family="paragraph" style:parent-style-name="Text_20_body">
      <style:text-properties style:font-name="Calibri" fo:font-size="11pt" officeooo:rsid="008e5329"/>
    </style:style>
    <style:style style:name="T1" style:family="text">
      <style:text-properties officeooo:rsid="001655db"/>
    </style:style>
    <style:style style:name="T2" style:family="text">
      <style:text-properties officeooo:rsid="00166182"/>
    </style:style>
    <style:style style:name="T3" style:family="text">
      <style:text-properties officeooo:rsid="0017eb60"/>
    </style:style>
    <style:style style:name="T4" style:family="text">
      <style:text-properties officeooo:rsid="00184518"/>
    </style:style>
    <style:style style:name="T5" style:family="text">
      <style:text-properties officeooo:rsid="001a44b1"/>
    </style:style>
    <style:style style:name="T6" style:family="text">
      <style:text-properties style:font-name="Calibri1" fo:font-size="12pt" style:font-size-asian="12pt" style:font-size-complex="12pt"/>
    </style:style>
    <style:style style:name="T7" style:family="text">
      <style:text-properties style:font-name="Calibri1" fo:font-size="12pt" fo:font-weight="normal" style:font-size-asian="12pt" style:font-weight-asian="normal" style:font-size-complex="12pt" style:font-weight-complex="normal"/>
    </style:style>
    <style:style style:name="T8" style:family="text">
      <style:text-properties style:font-name="Calibri1" fo:font-size="12pt" fo:font-weight="normal" officeooo:rsid="0026a6b6" style:font-size-asian="12pt" style:font-weight-asian="normal" style:font-size-complex="12pt" style:font-weight-complex="normal"/>
    </style:style>
    <style:style style:name="T9" style:family="text">
      <style:text-properties style:font-name="Calibri1" fo:font-size="12pt" fo:font-weight="normal" officeooo:rsid="0015c71d" style:font-size-asian="12pt" style:font-weight-asian="normal" style:font-size-complex="12pt" style:font-weight-complex="normal"/>
    </style:style>
    <style:style style:name="T10" style:family="text">
      <style:text-properties style:font-name="Calibri1" fo:font-size="16pt" fo:font-weight="bold" officeooo:rsid="0032b85e" style:font-name-asian="DejaVu Sans" style:font-size-asian="16pt" style:font-weight-asian="bold" style:font-name-complex="DejaVu Sans" style:font-size-complex="16pt" style:font-weight-complex="bold"/>
    </style:style>
    <style:style style:name="T11" style:family="text">
      <style:text-properties style:font-name="Calibri1" fo:font-size="16pt" style:font-size-asian="16pt" style:font-size-complex="16pt"/>
    </style:style>
    <style:style style:name="T12" style:family="text">
      <style:text-properties style:font-name="Calibri1" fo:font-size="11pt" style:font-size-asian="11pt" style:font-size-complex="11pt"/>
    </style:style>
    <style:style style:name="T13" style:family="text">
      <style:text-properties style:font-name="Calibri1" fo:font-size="11pt" officeooo:rsid="004c4236" style:font-size-asian="11pt" style:font-size-complex="11pt"/>
    </style:style>
    <style:style style:name="T14" style:family="text">
      <style:text-properties style:font-name="Calibri1" fo:font-size="11pt" officeooo:rsid="0035ba17" style:font-size-asian="11pt" style:font-size-complex="11pt"/>
    </style:style>
    <style:style style:name="T15" style:family="text">
      <style:text-properties style:font-name="Calibri1" fo:font-size="11pt" officeooo:rsid="0033e450" style:font-size-asian="11pt" style:font-size-complex="11pt"/>
    </style:style>
    <style:style style:name="T16" style:family="text">
      <style:text-properties style:font-name="Calibri1" fo:font-size="11pt" officeooo:rsid="006c6937" style:font-size-asian="11pt" style:font-size-complex="11pt"/>
    </style:style>
    <style:style style:name="T17" style:family="text">
      <style:text-properties style:font-name="Calibri1" fo:font-size="11pt" officeooo:rsid="0036a85d" style:font-size-asian="11pt" style:font-size-complex="11pt"/>
    </style:style>
    <style:style style:name="T18" style:family="text">
      <style:text-properties style:font-name="Calibri1" fo:font-size="11pt" officeooo:rsid="004d0950" style:font-size-asian="11pt" style:font-size-complex="11pt"/>
    </style:style>
    <style:style style:name="T19" style:family="text">
      <style:text-properties style:font-name="Calibri1" fo:font-size="11pt" officeooo:rsid="004df522" style:font-size-asian="11pt" style:font-size-complex="11pt"/>
    </style:style>
    <style:style style:name="T20" style:family="text">
      <style:text-properties style:font-name="Calibri1" fo:font-size="14pt" fo:font-style="normal" fo:font-weight="bold" officeooo:rsid="005fc85e" style:font-name-asian="DejaVu Sans" style:font-size-asian="14pt" style:font-weight-asian="bold" style:font-name-complex="DejaVu Sans" style:font-size-complex="14pt" style:font-weight-complex="bold"/>
    </style:style>
    <style:style style:name="T21" style:family="text">
      <style:text-properties style:font-size-asian="11pt"/>
    </style:style>
    <style:style style:name="T22" style:family="text">
      <style:text-properties officeooo:rsid="001655db" style:font-size-asian="11pt"/>
    </style:style>
    <style:style style:name="T23" style:family="text">
      <style:text-properties officeooo:rsid="001c9f89" style:font-size-asian="11pt"/>
    </style:style>
    <style:style style:name="T24" style:family="text">
      <style:text-properties officeooo:rsid="001d2dff" style:font-size-asian="11pt"/>
    </style:style>
    <style:style style:name="T25" style:family="text">
      <style:text-properties officeooo:rsid="001f1043" style:font-size-asian="11pt"/>
    </style:style>
    <style:style style:name="T26" style:family="text">
      <style:text-properties officeooo:rsid="0032b85e" style:font-size-asian="11pt"/>
    </style:style>
    <style:style style:name="T27" style:family="text">
      <style:text-properties officeooo:rsid="001c9f89"/>
    </style:style>
    <style:style style:name="T28" style:family="text">
      <style:text-properties officeooo:rsid="001d2dff"/>
    </style:style>
    <style:style style:name="T29" style:family="text">
      <style:text-properties style:font-name="Calibri" fo:font-size="11pt"/>
    </style:style>
    <style:style style:name="T30" style:family="text">
      <style:text-properties style:font-name="Calibri" fo:font-size="11pt" officeooo:rsid="00469b71"/>
    </style:style>
    <style:style style:name="T31" style:family="text">
      <style:text-properties style:font-name="Calibri" fo:font-size="11pt" officeooo:rsid="004a92a4"/>
    </style:style>
    <style:style style:name="T32" style:family="text">
      <style:text-properties style:font-name="Calibri" fo:font-size="11pt" officeooo:rsid="0044bf9c"/>
    </style:style>
    <style:style style:name="T33" style:family="text">
      <style:text-properties style:font-name="Calibri" fo:font-size="11pt" officeooo:rsid="00476b64"/>
    </style:style>
    <style:style style:name="T34" style:family="text">
      <style:text-properties style:font-name="Calibri" fo:font-size="11pt" officeooo:rsid="003fb202"/>
    </style:style>
    <style:style style:name="T35" style:family="text">
      <style:text-properties style:font-name="Calibri" fo:font-size="11pt" officeooo:rsid="00573701"/>
    </style:style>
    <style:style style:name="T36" style:family="text">
      <style:text-properties style:font-name="Calibri" fo:font-size="11pt" officeooo:rsid="00545a10"/>
    </style:style>
    <style:style style:name="T37" style:family="text">
      <style:text-properties style:font-name="Calibri" fo:font-size="11pt" officeooo:rsid="005f6361"/>
    </style:style>
    <style:style style:name="T38" style:family="text">
      <style:text-properties style:font-name="Calibri" fo:font-size="11pt" officeooo:rsid="00538c5a"/>
    </style:style>
    <style:style style:name="T39" style:family="text">
      <style:text-properties style:font-name="Calibri" fo:font-size="11pt" officeooo:rsid="0058204a"/>
    </style:style>
    <style:style style:name="T40" style:family="text">
      <style:text-properties style:font-name="Calibri" fo:font-size="11pt" officeooo:rsid="00530d17"/>
    </style:style>
    <style:style style:name="T41" style:family="text">
      <style:text-properties style:font-name="Calibri" fo:font-size="11pt" officeooo:rsid="0059baac"/>
    </style:style>
    <style:style style:name="T42" style:family="text">
      <style:text-properties style:font-name="Calibri" fo:font-size="11pt" officeooo:rsid="0055f0c8"/>
    </style:style>
    <style:style style:name="T43" style:family="text">
      <style:text-properties style:font-name="Calibri" fo:font-size="11pt" officeooo:rsid="006273b5"/>
    </style:style>
    <style:style style:name="T44" style:family="text">
      <style:text-properties style:font-name="Calibri" fo:font-size="11pt" officeooo:rsid="006986a8"/>
    </style:style>
    <style:style style:name="T45" style:family="text">
      <style:text-properties style:font-name="Calibri" fo:font-size="11pt" officeooo:rsid="00672479"/>
    </style:style>
    <style:style style:name="T46" style:family="text">
      <style:text-properties style:font-name="Calibri" fo:font-size="11pt" officeooo:rsid="00676c67"/>
    </style:style>
    <style:style style:name="T47" style:family="text">
      <style:text-properties style:font-name="Calibri" fo:font-size="11pt" fo:language="fr" fo:country="FR"/>
    </style:style>
    <style:style style:name="T48" style:family="text">
      <style:text-properties style:font-name="Calibri" fo:font-size="11pt" fo:language="fr" fo:country="FR" officeooo:rsid="007abbbf"/>
    </style:style>
    <style:style style:name="T49" style:family="text">
      <style:text-properties style:font-name="Calibri" fo:font-size="11pt" fo:language="fr" fo:country="FR" officeooo:rsid="007b8922"/>
    </style:style>
    <style:style style:name="T50" style:family="text">
      <style:text-properties style:font-name="Calibri" fo:font-size="11pt" fo:language="fr" fo:country="FR" officeooo:rsid="008e1036"/>
    </style:style>
    <style:style style:name="T51" style:family="text">
      <style:text-properties style:font-name="Calibri" fo:font-size="11pt" fo:language="fr" fo:country="FR" officeooo:rsid="008e5329"/>
    </style:style>
    <style:style style:name="T52" style:family="text">
      <style:text-properties style:font-name="Calibri" fo:font-size="11pt" fo:language="fr" fo:country="FR" officeooo:rsid="008ff3e5"/>
    </style:style>
    <style:style style:name="T53" style:family="text">
      <style:text-properties style:font-name="Calibri" fo:font-size="11pt" fo:language="fr" fo:country="FR" officeooo:rsid="00950c6d"/>
    </style:style>
    <style:style style:name="T54" style:family="text">
      <style:text-properties style:font-name="Calibri" fo:font-size="11pt" fo:language="fr" fo:country="FR" officeooo:rsid="0095fd1b"/>
    </style:style>
    <style:style style:name="T55" style:family="text">
      <style:text-properties style:font-name="Calibri" fo:font-size="11pt" fo:language="fr" fo:country="FR" officeooo:rsid="00984408"/>
    </style:style>
    <style:style style:name="T56" style:family="text">
      <style:text-properties style:font-name="Calibri" fo:font-size="11pt" fo:language="fr" fo:country="FR" officeooo:rsid="0099b576"/>
    </style:style>
    <style:style style:name="T57" style:family="text">
      <style:text-properties style:font-name="Calibri" fo:font-size="11pt" fo:font-style="italic" officeooo:rsid="00476b64" style:font-style-asian="italic" style:font-style-complex="italic"/>
    </style:style>
    <style:style style:name="T58" style:family="text">
      <style:text-properties style:font-name="Calibri" fo:font-size="11pt" fo:font-style="italic" officeooo:rsid="005f6361" style:font-style-asian="italic" style:font-style-complex="italic"/>
    </style:style>
    <style:style style:name="T59" style:family="text">
      <style:text-properties style:font-name="Calibri" fo:font-size="11pt" fo:font-style="italic" officeooo:rsid="0058204a" style:font-style-asian="italic" style:font-style-complex="italic"/>
    </style:style>
    <style:style style:name="T60" style:family="text">
      <style:text-properties style:font-name="Calibri" fo:font-size="11pt" fo:font-style="italic" officeooo:rsid="00672479" style:font-style-asian="italic" style:font-style-complex="italic"/>
    </style:style>
    <style:style style:name="T61" style:family="text">
      <style:text-properties style:font-name="Calibri" fo:font-size="11pt" fo:font-style="italic" officeooo:rsid="00676c67" style:font-style-asian="italic" style:font-style-complex="italic"/>
    </style:style>
    <style:style style:name="T62" style:family="text">
      <style:text-properties style:font-name="Calibri" fo:font-size="11pt" fo:font-style="italic" officeooo:rsid="00530d17" style:font-style-asian="italic" style:font-style-complex="italic"/>
    </style:style>
    <style:style style:name="T63" style:family="text">
      <style:text-properties style:font-name="Calibri" fo:font-size="11pt" fo:font-style="italic" officeooo:rsid="00573701" style:font-style-asian="italic" style:font-style-complex="italic"/>
    </style:style>
    <style:style style:name="T64" style:family="text">
      <style:text-properties style:font-name="Calibri" fo:font-size="11pt" fo:font-style="italic" officeooo:rsid="00538c5a" style:font-style-asian="italic" style:font-style-complex="italic"/>
    </style:style>
    <style:style style:name="T65" style:family="text">
      <style:text-properties style:font-name="Calibri" fo:font-size="11pt" fo:font-style="italic" officeooo:rsid="006986a8" style:font-style-asian="italic" style:font-style-complex="italic"/>
    </style:style>
    <style:style style:name="T66" style:family="text">
      <style:text-properties style:font-name="Calibri" fo:font-size="11pt" fo:font-style="italic" officeooo:rsid="0059baac" style:font-style-asian="italic" style:font-style-complex="italic"/>
    </style:style>
    <style:style style:name="T67" style:family="text">
      <style:text-properties style:font-name="Calibri" fo:font-size="12pt" fo:font-weight="bold" officeooo:rsid="00499f9a" style:font-name-asian="DejaVu Sans" style:font-size-asian="12pt" style:font-weight-asian="bold" style:font-name-complex="DejaVu Sans" style:font-size-complex="12pt" style:font-weight-complex="bold"/>
    </style:style>
    <style:style style:name="T68" style:family="text">
      <style:text-properties fo:font-style="normal" fo:font-weight="bold" officeooo:rsid="0036a85d" style:font-name-asian="DejaVu Sans" style:font-weight-asian="bold" style:font-name-complex="DejaVu Sans" style:font-weight-complex="bold"/>
    </style:style>
    <style:style style:name="T69" style:family="text">
      <style:text-properties fo:font-style="normal" fo:font-weight="bold" officeooo:rsid="0038933b" style:font-name-asian="DejaVu Sans" style:font-weight-asian="bold" style:font-name-complex="DejaVu Sans" style:font-weight-complex="bold"/>
    </style:style>
    <style:style style:name="T70" style:family="text">
      <style:text-properties officeooo:rsid="003fb202"/>
    </style:style>
    <style:style style:name="T71" style:family="text">
      <style:text-properties officeooo:rsid="00530d17"/>
    </style:style>
    <style:style style:name="T72" style:family="text">
      <style:text-properties officeooo:rsid="00545a10"/>
    </style:style>
    <style:style style:name="T73" style:family="text">
      <style:text-properties officeooo:rsid="00573701"/>
    </style:style>
    <style:style style:name="T74" style:family="text">
      <style:text-properties officeooo:rsid="0059baac"/>
    </style:style>
    <style:style style:name="T75" style:family="text">
      <style:text-properties officeooo:rsid="005b8350"/>
    </style:style>
    <style:style style:name="T76" style:family="text">
      <style:text-properties officeooo:rsid="005fc85e"/>
    </style:style>
    <style:style style:name="T77" style:family="text">
      <style:text-properties fo:language="fr" fo:country="FR"/>
    </style:style>
    <style:style style:name="T78" style:family="text">
      <style:text-properties fo:language="fr" fo:country="FR" officeooo:rsid="007d0960"/>
    </style:style>
    <style:style style:name="T79" style:family="text">
      <style:text-properties fo:language="fr" fo:country="FR" officeooo:rsid="008e1036"/>
    </style:style>
    <style:style style:name="T80" style:family="text">
      <style:text-properties officeooo:rsid="0083db33"/>
    </style:style>
    <style:style style:name="T81" style:family="text">
      <style:text-properties officeooo:rsid="008517fc"/>
    </style:style>
    <style:style style:name="T82" style:family="text">
      <style:text-properties officeooo:rsid="008e1036"/>
    </style:style>
    <style:style style:name="T83" style:family="text">
      <style:text-properties fo:font-style="italic" style:font-style-asian="italic" style:font-style-complex="italic"/>
    </style:style>
    <style:style style:name="T84" style:family="text">
      <style:text-properties fo:font-style="italic" officeooo:rsid="00530d17" style:font-style-asian="italic" style:font-style-complex="italic"/>
    </style:style>
    <style:style style:name="T85" style:family="text">
      <style:text-properties fo:font-style="italic" officeooo:rsid="005fc85e" style:font-style-asian="italic" style:font-style-complex="italic"/>
    </style:style>
    <style:style style:name="T86" style:family="text">
      <style:text-properties fo:font-style="italic" officeooo:rsid="00545a10" style:font-style-asian="italic" style:font-style-complex="italic"/>
    </style:style>
    <style:style style:name="T87" style:family="text">
      <style:text-properties fo:font-style="italic" officeooo:rsid="00476b64" style:font-style-asian="italic" style:font-style-complex="italic"/>
    </style:style>
    <style:style style:name="T88" style:family="text">
      <style:text-properties officeooo:rsid="00976d96"/>
    </style:style>
    <style:style style:name="T89" style:family="text">
      <style:text-properties officeooo:rsid="00984408"/>
    </style:style>
    <style:style style:name="T90" style:family="text">
      <style:text-properties officeooo:rsid="009ac608"/>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ext:p text:style-name="P22">Dossier de Projet </text:p>
      <text:p text:style-name="P21"/>
      <text:p text:style-name="P17"/>
      <text:p text:style-name="P18">Site e-commerce LaFleur</text:p>
      <text:p text:style-name="P18"/>
      <text:p text:style-name="P21"/>
      <text:p text:style-name="P23">Titre de Développeur Web</text:p>
      <text:p text:style-name="P23">Web Mobile</text:p>
      <text:p text:style-name="P1"/>
      <text:p text:style-name="P8"/>
      <text:p text:style-name="P8"/>
      <text:p text:style-name="P9"/>
      <text:p text:style-name="P10"><text:span text:style-name="T80">Titre RNCP de </text:span>Niveau V</text:p>
      <text:p text:style-name="P9"/>
      <text:p text:style-name="P9"/>
      <text:p text:style-name="P9"/>
      <text:p text:style-name="P9"/>
      <text:p text:style-name="P9"/>
      <text:p text:style-name="P9"/>
      <text:p text:style-name="P9"/>
      <text:p text:style-name="P9"/>
      <text:p text:style-name="P9"/>
      <text:p text:style-name="P9">Par Antoine Verlyck - <text:span text:style-name="T81">2023</text:span></text:p>
      <text:p text:style-name="P39"/>
      <text:p text:style-name="P39"><text:soft-page-break/></text:p>
      <text:p text:style-name="P39"/>
      <text:p text:style-name="P39"/>
      <text:p text:style-name="P39"/>
      <text:p text:style-name="P40"/>
      <text:p text:style-name="P40"/>
      <text:p text:style-name="P13"><text:span text:style-name="T78">6 - </text:span><text:span text:style-name="T77">Jeu d’essai : test unitaire, W3C, Gtmetrix, accessibilité</text:span></text:p>
      <text:p text:style-name="P40"/>
      <text:p text:style-name="P13"><text:span text:style-name="T78">7 - </text:span><text:span text:style-name="T77">Description veilles : </text:span><text:span text:style-name="T47">sécurité </text:span><text:span text:style-name="T48">(CSRF ou XSS ou SQL </text:span><text:span text:style-name="T49">injection</text:span><text:span text:style-name="T48">)</text:span><text:span text:style-name="T47">, laravel, </text:span><text:span text:style-name="T48">tailwind</text:span></text:p>
      <text:p text:style-name="P44"/>
      <text:p text:style-name="P3"><text:span text:style-name="T48">8,</text:span><text:span text:style-name="T47">9</text:span><text:span text:style-name="T48"> – </text:span><text:span text:style-name="T47">Recherches effectués sur site anglophone + traduction concernant résolution bug</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24"><text:a xlink:type="simple" xlink:href="#__RefHeading___Toc3413_3792038925" text:style-name="Index_20_Link" text:visited-style-name="Index_20_Link">I - Liste des compétence<text:tab/>4</text:a></text:p>
          <text:p text:style-name="P24"><text:a xlink:type="simple" xlink:href="#__RefHeading___Toc272_926262663" text:style-name="Index_20_Link" text:visited-style-name="Index_20_Link">II - Résumé du projet<text:tab/>5</text:a></text:p>
          <text:p text:style-name="P24"><text:a xlink:type="simple" xlink:href="#__RefHeading___Toc276_926262663" text:style-name="Index_20_Link" text:visited-style-name="Index_20_Link">III - Cahier des charges<text:tab/>5</text:a></text:p>
          <text:p text:style-name="P25"><text:a xlink:type="simple" xlink:href="#__RefHeading___Toc278_926262663" text:style-name="Index_20_Link" text:visited-style-name="Index_20_Link">1. Besoins du client<text:tab/>5</text:a></text:p>
          <text:p text:style-name="P25"><text:a xlink:type="simple" xlink:href="#__RefHeading___Toc284_926262663" text:style-name="Index_20_Link" text:visited-style-name="Index_20_Link">2. </text:a><text:a xlink:type="simple" xlink:href="#__RefHeading___Toc284_926262663" text:style-name="Index_20_Link" text:visited-style-name="Index_20_Link">S</text:a><text:a xlink:type="simple" xlink:href="#__RefHeading___Toc284_926262663" text:style-name="Index_20_Link" text:visited-style-name="Index_20_Link">pécification fonctionnelles</text:a><text:a xlink:type="simple" xlink:href="#__RefHeading___Toc284_926262663" text:style-name="Index_20_Link" text:visited-style-name="Index_20_Link"><text:tab/>6</text:a></text:p>
          <text:p text:style-name="P26"><text:a xlink:type="simple" xlink:href="#__RefHeading___Toc286_926262663" text:style-name="Index_20_Link" text:visited-style-name="Index_20_Link">a Boutique en ligne<text:tab/>6</text:a></text:p>
          <text:p text:style-name="P26"><text:a xlink:type="simple" xlink:href="#__RefHeading___Toc289_926262663" text:style-name="Index_20_Link" text:visited-style-name="Index_20_Link">b Panneau administrateur<text:tab/>6</text:a></text:p>
          <text:p text:style-name="P26"><text:a xlink:type="simple" xlink:href="#__RefHeading___Toc291_926262663" text:style-name="Index_20_Link" text:visited-style-name="Index_20_Link">c Blog<text:tab/>6</text:a></text:p>
          <text:p text:style-name="P24"><text:a xlink:type="simple" xlink:href="#__RefHeading___Toc294_926262663" text:style-name="Index_20_Link" text:visited-style-name="Index_20_Link">IV - Spécification techniques<text:tab/>7</text:a></text:p>
          <text:p text:style-name="P25"><text:a xlink:type="simple" xlink:href="#__RefHeading___Toc347_926262663" text:style-name="Index_20_Link" text:visited-style-name="Index_20_Link">1. </text:a><text:a xlink:type="simple" xlink:href="#__RefHeading___Toc347_926262663" text:style-name="Index_20_Link" text:visited-style-name="Index_20_Link">Général</text:a><text:a xlink:type="simple" xlink:href="#__RefHeading___Toc347_926262663" text:style-name="Index_20_Link" text:visited-style-name="Index_20_Link"><text:tab/>7</text:a></text:p>
          <text:p text:style-name="P25"><text:a xlink:type="simple" xlink:href="#__RefHeading___Toc557_926262663" text:style-name="Index_20_Link" text:visited-style-name="Index_20_Link">2. Panneau administrateur<text:tab/>7</text:a></text:p>
          <text:p text:style-name="P25"><text:a xlink:type="simple" xlink:href="#__RefHeading___Toc559_926262663" text:style-name="Index_20_Link" text:visited-style-name="Index_20_Link">3. Blog<text:tab/>7</text:a></text:p>
          <text:p text:style-name="P25"><text:a xlink:type="simple" xlink:href="#__RefHeading___Toc301_926262663" text:style-name="Index_20_Link" text:visited-style-name="Index_20_Link">4. Boutique en ligne<text:tab/>7</text:a></text:p>
          <text:p text:style-name="P25"><text:a xlink:type="simple" xlink:href="#__RefHeading___Toc349_926262663" text:style-name="Index_20_Link" text:visited-style-name="Index_20_Link">5. Sécurité<text:tab/>7</text:a></text:p>
          <text:p text:style-name="P24"><text:a xlink:type="simple" xlink:href="#__RefHeading___Toc561_926262663" text:style-name="Index_20_Link" text:visited-style-name="Index_20_Link">V - Réalisation<text:tab/>8</text:a></text:p>
          <text:p text:style-name="P25"><text:a xlink:type="simple" xlink:href="#__RefHeading___Toc875_926262663" text:style-name="Index_20_Link" text:visited-style-name="Index_20_Link">1. Gestion de projet<text:tab/>8</text:a></text:p>
          <text:p text:style-name="P25"><text:a xlink:type="simple" xlink:href="#__RefHeading___Toc877_926262663" text:style-name="Index_20_Link" text:visited-style-name="Index_20_Link">2. Conception<text:tab/>8</text:a></text:p>
          <text:p text:style-name="P25"><text:a xlink:type="simple" xlink:href="#__RefHeading___Toc879_926262663" text:style-name="Index_20_Link" text:visited-style-name="Index_20_Link">3. Développement<text:tab/>8</text:a></text:p>
          <text:p text:style-name="P26"><text:a xlink:type="simple" xlink:href="#__RefHeading___Toc881_926262663" text:style-name="Index_20_Link" text:visited-style-name="Index_20_Link">a Boutique<text:tab/>8</text:a></text:p>
          <text:p text:style-name="P26"><text:a xlink:type="simple" xlink:href="#__RefHeading___Toc883_926262663" text:style-name="Index_20_Link" text:visited-style-name="Index_20_Link">b Panneau administrateur<text:tab/>8</text:a></text:p>
          <text:p text:style-name="P26"><text:a xlink:type="simple" xlink:href="#__RefHeading___Toc885_926262663" text:style-name="Index_20_Link" text:visited-style-name="Index_20_Link">c Blog<text:tab/>8</text:a></text:p>
          <text:p text:style-name="P26"><text:a xlink:type="simple" xlink:href="#__RefHeading___Toc887_926262663" text:style-name="Index_20_Link" text:visited-style-name="Index_20_Link">d Conclusion<text:tab/>9</text:a></text:p>
        </text:index-body>
      </text:table-of-content>
      <text:p text:style-name="P7"/>
      <text:p text:style-name="P1"/>
      <text:p text:style-name="P1"/>
      <text:p text:style-name="P1"/>
      <text:p text:style-name="P1"/>
      <text:p text:style-name="P1"/>
      <text:p text:style-name="P1"/>
      <text:p text:style-name="P1"/>
      <text:p text:style-name="P1"/>
      <text:h text:style-name="P27" text:outline-level="1"><text:bookmark-start text:name="__RefHeading___Toc3413_3792038925"/><text:soft-page-break/><text:span text:style-name="T11">Liste des compétence</text:span><text:bookmark-end text:name="__RefHeading___Toc3413_3792038925"/></text:h>
      <text:p text:style-name="P1"/>
      <text:p text:style-name="P1"/>
      <text:p text:style-name="Standard"><text:bookmark-start text:name="__RefHeading___Toc3420_3792038925"/><text:tab/><text:span text:style-name="T6">Activité 1 - Développer la partie front-end d’une application web ou web mobile en intégrant les recommandations de sécurité</text:span><text:bookmark-end text:name="__RefHeading___Toc3420_3792038925"/></text:p>
      <text:p text:style-name="P1"/>
      <text:list xml:id="list3497252554" text:style-name="L1">
        <text:list-item>
          <text:p text:style-name="P53">Maquetter une application</text:p>
        </text:list-item>
      </text:list>
      <text:p text:style-name="P6"/>
      <text:list xml:id="list164853587325222" text:continue-numbering="true" text:style-name="L1">
        <text:list-item>
          <text:p text:style-name="P53">Réaliser une interface utilisateur web statique et adaptable</text:p>
          <text:p text:style-name="P53"/>
        </text:list-item>
        <text:list-item>
          <text:p text:style-name="P53">Développer une interface utilisateur web dynamique</text:p>
          <text:p text:style-name="P53"/>
        </text:list-item>
        <text:list-item>
          <text:p text:style-name="P53">Réaliser une interface utilisateur avec une solution de gestion de contenu ou e-commerce</text:p>
          <text:p text:style-name="P53"/>
        </text:list-item>
      </text:list>
      <text:p text:style-name="P6"/>
      <text:p text:style-name="P6"/>
      <text:p text:style-name="Standard"><text:bookmark-start text:name="__RefHeading___Toc3422_3792038925"/><text:tab/><text:span text:style-name="T8">Activité 2 - </text:span><text:span text:style-name="T7">Développer la partie </text:span><text:span text:style-name="T8">back-end</text:span><text:span text:style-name="T7"> d’une application web ou </text:span><text:span text:style-name="T9">web mobile en intégrant les recommandations de sécurité</text:span><text:bookmark-end text:name="__RefHeading___Toc3422_3792038925"/></text:p>
      <text:p text:style-name="P6"/>
      <text:list xml:id="list1019254345" text:style-name="L2">
        <text:list-item>
          <text:p text:style-name="P54">Créer une base de données</text:p>
          <text:p text:style-name="P54"/>
        </text:list-item>
        <text:list-item>
          <text:p text:style-name="P54">Développer les composants d’accès aux données</text:p>
          <text:p text:style-name="P54"/>
        </text:list-item>
        <text:list-item>
          <text:p text:style-name="P54">Développer la partie back-end d’une application web ou web mobile</text:p>
          <text:p text:style-name="P54"/>
        </text:list-item>
        <text:list-item>
          <text:p text:style-name="P54">Élaborer et mettre en œuvre des composants dans une application de gestion de contenu ou e-commerce</text:p>
          <text:p text:style-name="P54"/>
        </text:list-item>
      </text:list>
      <text:p text:style-name="P1"/>
      <text:p text:style-name="P1"/>
      <text:p text:style-name="P1"/>
      <text:p text:style-name="P1"/>
      <text:h text:style-name="Heading_20_1" text:outline-level="1"><text:bookmark-start text:name="__RefHeading___Toc272_926262663"/><text:soft-page-break/>Résumé du projet<text:bookmark-end text:name="__RefHeading___Toc272_926262663"/></text:h>
      <text:p text:style-name="Standard"><text:bookmark-start text:name="__RefHeading___Toc274_926262663"/><text:tab/><text:bookmark-end text:name="__RefHeading___Toc274_926262663"/></text:p>
      <text:p text:style-name="P5"><text:tab/><text:span text:style-name="T21">Les fleuriste, Sabine et Guillaume Cholet</text:span><text:span text:style-name="T26">,</text:span><text:span text:style-name="T21"> tenant la boutique « Lafleur » </text:span><text:span text:style-name="T25">à Lourmarin</text:span><text:span text:style-name="T21"> </text:span><text:span text:style-name="T22">souhaitent ouvrir un site. Le projet </text:span><text:span text:style-name="T24">est constitué de</text:span><text:span text:style-name="T22"> 3 plateformes, une boutique en ligne, un panneau administrateur </text:span><text:span text:style-name="T23">et un</text:span><text:span text:style-name="T22"> blog.</text:span></text:p>
      <text:p text:style-name="P6"/>
      <text:p text:style-name="P16"><text:tab/><text:span text:style-name="T1">La boutique en ligne devra leur permettre de vendre des produits, </text:span><text:span text:style-name="T28">ceux-ci </text:span><text:span text:style-name="T1">seront livrables aux villages alentours. Les produits en rupture de stock resteront visible en ligne mais non commandables. Pour une commande inférieur a 50 euros, des frais de livraison de 2,99 euros seront appliqués. Si l’utilisateur voulant commander habite trop loin, il devra être informé que sa ville n’est pas desservie. Les livraisons seront programmées pour le lendemain mais l’utilisateur pourra choisir une autre date. </text:span><text:span text:style-name="T2">Les utilisateurs pourront filtrer leur recherche de produit par catégorie ou par couleur. </text:span><text:span text:style-name="T27">Une loterie sera mise en place lors d’évènement permettant aux utilisateurs d’obtenir des cadeaux à chaque commande.</text:span></text:p>
      <text:p text:style-name="P15"/>
      <text:p text:style-name="P15"><text:tab/><text:span text:style-name="T2">Le côté administrateur sera accessible uniquement par les gérants. </text:span><text:span text:style-name="T3">Ceux-ci pourront ajouter, modifier et/ou supprimer des fleurs et/ou produits. Ils pourront consulter les commandes et modifier l’état de celles-cis. </text:span><text:span text:style-name="T4">Un message les préviendra si un stock de fleur est bientôt écoulé.</text:span></text:p>
      <text:p text:style-name="P15"/>
      <text:p text:style-name="P15"><text:tab/><text:span text:style-name="T5">Le blog contiendra des articles sur les fleurs accompagnés d’images. Le blog ainsi que la boutique en ligne devront avoir des liens permettant de naviguer de l’un à l’autre facilement.</text:span></text:p>
      <text:p text:style-name="P15"/>
      <text:h text:style-name="P28" text:outline-level="1"><text:bookmark-start text:name="__RefHeading___Toc276_926262663"/><text:span text:style-name="T10">Cahier des charges</text:span><text:bookmark-end text:name="__RefHeading___Toc276_926262663"/></text:h>
      <text:h text:style-name="Heading_20_2" text:outline-level="2"><text:bookmark-start text:name="__RefHeading___Toc278_926262663"/>Besoins du client<text:bookmark-end text:name="__RefHeading___Toc278_926262663"/></text:h>
      <text:p text:style-name="P12"><text:span text:style-name="T12"><text:tab/>Les clients </text:span><text:span text:style-name="T13">demandent</text:span><text:span text:style-name="T14"> </text:span><text:span text:style-name="T15">un site permettant aux utilisateurs de passer des commandes en livraison, u</text:span><text:span text:style-name="T14">ne vue administrative </text:span><text:span text:style-name="T16">concernant</text:span><text:span text:style-name="T13"> </text:span><text:span text:style-name="T16">la gestion</text:span><text:span text:style-name="T13"> </text:span><text:span text:style-name="T16">du</text:span><text:span text:style-name="T13"> stock, les articles en ventes et les commandes</text:span><text:span text:style-name="T17">. </text:span><text:span text:style-name="T18">Ils veulent également </text:span><text:span text:style-name="T12">un blog afin d’y publier des articles sur les fleurs de leur région. </text:span><text:span text:style-name="T18">Lors d’</text:span><text:span text:style-name="T12">évènement </text:span><text:span text:style-name="T18">particulier,</text:span><text:span text:style-name="T12"> les </text:span><text:span text:style-name="T18">gérant</text:span><text:span text:style-name="T12"> souhaitent une loterie </text:span><text:span text:style-name="T19">permettant aux clients de gagner un cadeau pour chaque commande effectué pendant cet évènement</text:span><text:span text:style-name="T12">.</text:span></text:p>
      <text:h text:style-name="P29" text:outline-level="2"><text:bookmark-start text:name="__RefHeading___Toc284_926262663"/><text:soft-page-break/><text:span text:style-name="T68">S</text:span><text:span text:style-name="T69">pécification fonctionnelles</text:span><text:bookmark-end text:name="__RefHeading___Toc284_926262663"/></text:h>
      <text:h text:style-name="P38" text:outline-level="3"><text:bookmark-start text:name="__RefHeading___Toc286_926262663"/>Boutique en ligne<text:bookmark-end text:name="__RefHeading___Toc286_926262663"/></text:h>
      <text:list xml:id="list3901888279" text:style-name="L3">
        <text:list-item>
          <text:list>
            <text:list-item>
              <text:p text:style-name="P57"><text:span text:style-name="T32">Des frais de livraison de 2,99 € seront appliqué pour chaque commande inférieur a 50 €. </text:span><text:span text:style-name="T33">Au-delà de 50 € les livraisons seront gratuites.</text:span></text:p>
            </text:list-item>
            <text:list-item>
              <text:p text:style-name="P58"><text:span text:style-name="T29">Les livraisons seront limités </text:span><text:span text:style-name="T30">à </text:span><text:span text:style-name="T29">Lourmarin </text:span><text:span text:style-name="T30">et ses alentours</text:span><text:span text:style-name="T29">.</text:span></text:p>
            </text:list-item>
            <text:list-item>
              <text:p text:style-name="P59">Les articles en rupture de stock resteront visible mais non commandables.</text:p>
            </text:list-item>
          </text:list>
        </text:list-item>
      </text:list>
      <text:list xml:id="list3171162406" text:style-name="L4">
        <text:list-item>
          <text:p text:style-name="P60"><text:span text:style-name="T70">Un espace </text:span><text:span text:style-name="T34">client permettant l’inscription / connexion des utilisateurs.</text:span></text:p>
        </text:list-item>
        <text:list-item>
          <text:p text:style-name="P49">Si le client habite dans un village non livrable un message devra le prévenir.</text:p>
        </text:list-item>
        <text:list-item>
          <text:p text:style-name="P49">La livraison est prévu pour le lendemain de la commande mais le client peut choisir une date de livraison différente.</text:p>
        </text:list-item>
        <text:list-item>
          <text:p text:style-name="P49">Les utilisateurs pourront filtrer les articles de la boutique par catégorie, définie par le client, ou par couleur.</text:p>
        </text:list-item>
        <text:list-item>
          <text:p text:style-name="P49">La loterie se présentera sous forme d’une machine a sous lors de la validation d’une commande.</text:p>
        </text:list-item>
      </text:list>
      <text:p text:style-name="P11"/>
      <text:h text:style-name="Heading_20_3" text:outline-level="3"><text:bookmark-start text:name="__RefHeading___Toc289_926262663"/>Panneau administrateur<text:bookmark-end text:name="__RefHeading___Toc289_926262663"/></text:h>
      <text:list xml:id="list2344138324" text:style-name="L5">
        <text:list-item>
          <text:p text:style-name="P61">Le côté administrateur sera accessible uniquement par les gérants.</text:p>
        </text:list-item>
        <text:list-item>
          <text:p text:style-name="P61">Possibilité d’ajouter, modifier et supprimer des fleurs et <text:span text:style-name="T29">produits.</text:span></text:p>
        </text:list-item>
        <text:list-item>
          <text:p text:style-name="P50">Les gestionnaires pourront ajouter les quantités de fleurs entrant au stock.</text:p>
        </text:list-item>
        <text:list-item>
          <text:p text:style-name="P50">Un message apparaîtra si une fleur arrive bientôt en rupture de stock</text:p>
        </text:list-item>
        <text:list-item>
          <text:p text:style-name="P50">Les commandes pourront être consulté et leur état (paiement, livraison) pourra être modifié.</text:p>
        </text:list-item>
      </text:list>
      <text:h text:style-name="P37" text:outline-level="3"><text:bookmark-start text:name="__RefHeading___Toc291_926262663"/><text:span text:style-name="T67">Blog</text:span><text:bookmark-end text:name="__RefHeading___Toc291_926262663"/></text:h>
      <text:list xml:id="list164854275911985" text:continue-numbering="true" text:style-name="L5">
        <text:list-item>
          <text:p text:style-name="P61">L<text:span text:style-name="T29">e blog devra mettre en avant la région des clients et la nature en général.</text:span></text:p>
        </text:list-item>
        <text:list-item>
          <text:p text:style-name="P50">Il contiendra des article sur la flore de la région, en particulier les fleurs, tout en contenant beaucoup d’images.</text:p>
        </text:list-item>
        <text:list-item>
          <text:p text:style-name="P50">Des liens seront présent depuis le blog vers la boutique et inversement.</text:p>
        </text:list-item>
        <text:list-item>
          <text:p text:style-name="P61"><text:span text:style-name="T29">Des annonces </text:span><text:span text:style-name="T31">publicitaires</text:span><text:span text:style-name="T29"> seront présente pour chaque évènement particulier.</text:span></text:p>
        </text:list-item>
      </text:list>
      <text:h text:style-name="Heading_20_1" text:outline-level="1"><text:bookmark-start text:name="__RefHeading___Toc294_926262663"/><text:soft-page-break/>Spécification techniques<text:bookmark-end text:name="__RefHeading___Toc294_926262663"/></text:h>
      <text:h text:style-name="P34" text:outline-level="2"><text:bookmark-start text:name="__RefHeading___Toc347_926262663"/><text:span text:style-name="T20">Général</text:span><text:bookmark-end text:name="__RefHeading___Toc347_926262663"/></text:h>
      <text:list xml:id="list3585283374" text:style-name="L6">
        <text:list-item>
          <text:list>
            <text:list-item>
              <text:list>
                <text:list-item>
                  <text:p text:style-name="P65"><text:span text:style-name="T33">Développer sous </text:span><text:span text:style-name="T57">Windows 10</text:span><text:span text:style-name="T33"> et </text:span><text:span text:style-name="T57">Debian 11</text:span></text:p>
                </text:list-item>
                <text:list-item>
                  <text:p text:style-name="P62"><text:span text:style-name="T58">Visual Studio Code</text:span><text:span text:style-name="T37"> – </text:span><text:span text:style-name="T66">IDE</text:span><text:span text:style-name="T41">, Environnement de développement</text:span></text:p>
                </text:list-item>
                <text:list-item>
                  <text:p text:style-name="P62"><text:span text:style-name="T84">Git</text:span><text:span text:style-name="T71"> – </text:span><text:span text:style-name="T74">L</text:span>ogiciel de gestion de versions décentralisé, <text:span text:style-name="T76">utilisé avec </text:span><text:span text:style-name="T85">GitHub</text:span>.</text:p>
                </text:list-item>
                <text:list-item>
                  <text:p text:style-name="P66"><text:span text:style-name="T83">Phpmyadmin</text:span> – <text:span text:style-name="T75">application web de </text:span><text:span text:style-name="T72">Système de Gestion de Base de Données </text:span><text:span text:style-name="T75">relationnelle</text:span></text:p>
                </text:list-item>
              </text:list>
            </text:list-item>
          </text:list>
        </text:list-item>
      </text:list>
      <text:h text:style-name="P30" text:outline-level="2"><text:bookmark-start text:name="__RefHeading___Toc557_926262663"/>Panneau administrateur<text:bookmark-end text:name="__RefHeading___Toc557_926262663"/></text:h>
      <text:list xml:id="list164855301433628" text:continue-numbering="true" text:style-name="L6">
        <text:list-item>
          <text:list>
            <text:list-item>
              <text:list>
                <text:list-item>
                  <text:p text:style-name="P67"><text:span text:style-name="T57">Laravel</text:span><text:span text:style-name="T33"> – </text:span><text:span text:style-name="T59">Framework</text:span><text:span text:style-name="T39"> </text:span><text:span text:style-name="T59">PHP</text:span></text:p>
                </text:list-item>
                <text:list-item>
                  <text:p text:style-name="P68"><text:span text:style-name="T59">Tailwind</text:span><text:span text:style-name="T39"> – design et responsive du panneau administrateur</text:span></text:p>
                </text:list-item>
              </text:list>
            </text:list-item>
          </text:list>
        </text:list-item>
      </text:list>
      <text:h text:style-name="P31" text:outline-level="2"><text:bookmark-start text:name="__RefHeading___Toc559_926262663"/>Blog<text:bookmark-end text:name="__RefHeading___Toc559_926262663"/></text:h>
      <text:list xml:id="list164854983224159" text:continue-numbering="true" text:style-name="L6">
        <text:list-item>
          <text:list>
            <text:list-item>
              <text:list>
                <text:list-item>
                  <text:p text:style-name="P63"><text:span text:style-name="T59">W</text:span><text:span text:style-name="T60">ordPress</text:span><text:span text:style-name="T45"> – </text:span><text:span text:style-name="T61">CMS</text:span><text:span text:style-name="T46">, Système de gestion de contenu</text:span></text:p>
                </text:list-item>
              </text:list>
            </text:list-item>
          </text:list>
        </text:list-item>
      </text:list>
      <text:h text:style-name="P35" text:outline-level="2"><text:bookmark-start text:name="__RefHeading___Toc301_926262663"/>Boutique en ligne<text:bookmark-end text:name="__RefHeading___Toc301_926262663"/></text:h>
      <text:list xml:id="list164853789963156" text:continue-numbering="true" text:style-name="L6">
        <text:list-item>
          <text:list>
            <text:list-item>
              <text:list>
                <text:list-item>
                  <text:p text:style-name="P62"><text:span text:style-name="T57">HTML 5</text:span><text:span text:style-name="T33"> – structure statique </text:span><text:span text:style-name="T36">et </text:span><text:span text:style-name="T33">sémantique</text:span></text:p>
                </text:list-item>
                <text:list-item>
                  <text:p text:style-name="P62"><text:span text:style-name="T62">CSS 3</text:span><text:span text:style-name="T40"> – feuille de style, desgin </text:span><text:span text:style-name="T37">et responsive</text:span></text:p>
                </text:list-item>
                <text:list-item>
                  <text:p text:style-name="P62"><text:span text:style-name="T84">JavaScript</text:span><text:span text:style-name="T71"> – </text:span><text:span text:style-name="T72">requête </text:span><text:span text:style-name="T86">AJAX</text:span></text:p>
                </text:list-item>
                <text:list-item>
                  <text:p text:style-name="P62"><text:span text:style-name="T86">POO</text:span><text:span text:style-name="T72"> – </text:span><text:span text:style-name="T73">Programmation Orienté Objet</text:span></text:p>
                </text:list-item>
                <text:list-item>
                  <text:p text:style-name="P62"><text:span text:style-name="T84">PHP</text:span><text:span text:style-name="T71"> – </text:span><text:span text:style-name="T35">Composant d’accès aux données (</text:span><text:span text:style-name="T63">PDO</text:span><text:span text:style-name="T35">, </text:span><text:span text:style-name="T63">PHP Data Object</text:span><text:span text:style-name="T35">) </text:span><text:span text:style-name="T43">et partie back-end</text:span></text:p>
                </text:list-item>
                <text:list-item>
                  <text:p text:style-name="P62"><text:span text:style-name="T38">Architecture </text:span><text:span text:style-name="T64">MVC</text:span><text:span text:style-name="T38"> – </text:span><text:span text:style-name="T39">Modèle Vue Controlleur</text:span></text:p>
                </text:list-item>
                <text:list-item>
                  <text:p text:style-name="P66"><text:span text:style-name="T59">Figma</text:span><text:span text:style-name="T39"> – Outis de design pour créer la maquette et le storyboard</text:span></text:p>
                </text:list-item>
                <text:list-item>
                  <text:p text:style-name="P66"><text:span text:style-name="T59">MySQL Workbench</text:span><text:span text:style-name="T39"> – </text:span><text:span text:style-name="T35">création du </text:span><text:span text:style-name="T63">MLD</text:span><text:span text:style-name="T35"> (Modèle Logique des Données) de la </text:span><text:span text:style-name="T63">BDD</text:span></text:p>
                </text:list-item>
                <text:list-item>
                  <text:p text:style-name="P66"><text:span text:style-name="T63">Canva</text:span><text:span text:style-name="T35"> – Outil de design pour la c</text:span><text:span text:style-name="T42">réation du logo</text:span></text:p>
                </text:list-item>
              </text:list>
            </text:list-item>
          </text:list>
        </text:list-item>
      </text:list>
      <text:p text:style-name="P51"/>
      <text:h text:style-name="P33" text:outline-level="2"><text:bookmark-start text:name="__RefHeading___Toc349_926262663"/>Sécurité<text:bookmark-end text:name="__RefHeading___Toc349_926262663"/></text:h>
      <text:list xml:id="list164855546341890" text:continue-numbering="true" text:style-name="L6">
        <text:list-item>
          <text:list>
            <text:list-item>
              <text:list>
                <text:list-item>
                  <text:p text:style-name="P52"><text:span text:style-name="T87">M</text:span><text:span text:style-name="T83">ySQL</text:span> – requête préparés afin de réduire le risque d’injection SQL</text:p>
                </text:list-item>
                <text:list-item>
                  <text:p text:style-name="P64"><text:span text:style-name="T65">CSRF</text:span><text:span text:style-name="T44"> – </text:span><text:span text:style-name="T77">Cross-Site Request Forgery</text:span></text:p>
                </text:list-item>
              </text:list>
            </text:list-item>
          </text:list>
        </text:list-item>
      </text:list>
      <text:p text:style-name="P43"/>
      <text:p text:style-name="P43"/>
      <text:p text:style-name="P45"/>
      <text:h text:style-name="Heading_20_1" text:outline-level="1"><text:bookmark-start text:name="__RefHeading___Toc561_926262663"/><text:soft-page-break/>Réalisation<text:bookmark-end text:name="__RefHeading___Toc561_926262663"/></text:h>
      <text:p text:style-name="P77"/>
      <text:h text:style-name="Heading_20_2" text:outline-level="2"><text:bookmark-start text:name="__RefHeading___Toc875_926262663"/><text:span text:style-name="T78">G</text:span><text:span text:style-name="T77">estion de projet</text:span><text:bookmark-end text:name="__RefHeading___Toc875_926262663"/></text:h>
      <text:p text:style-name="P41"/>
      <text:p text:style-name="P69"><text:span text:style-name="T79"><text:tab/>Pour</text:span><text:span text:style-name="T50"> ce projet de développement web, j’ai choisi d’utiliser Git avec GitHub. Travaillant </text:span><text:span text:style-name="T51">seul sur ce projet, </text:span><text:span text:style-name="T50">avec un PC fixe chez moi et un PC portable a distance, Git m’a été très utile pour récupérer les différentes versions du projet sur ces 2 PC. </text:span><text:span text:style-name="T51">Utilisant </text:span><text:span text:style-name="T50">GitHub depuis le début de ma formation, j’ai choisi de continuer sur cette plateforme </text:span><text:span text:style-name="T51">en ligne</text:span><text:span text:style-name="T50">. </text:span><text:span text:style-name="T52">Git est un outil indispensable pour tout projet de développement informatique.</text:span></text:p>
      <text:p text:style-name="P69"><text:span text:style-name="T52"><text:tab/></text:span><text:span text:style-name="T53">Celui-ci présente de nombreux avantages :</text:span></text:p>
      <text:list xml:id="list265067505" text:style-name="L7">
        <text:list-item>
          <text:p text:style-name="P70"><text:span text:style-name="T47">Versionner le projet, c-a-d garder un historique du projet à chaque sauvegarde, permettant de revenir à une version plus ancienne du projet en cas de problème majeur.</text:span></text:p>
        </text:list-item>
        <text:list-item>
          <text:p text:style-name="P70"><text:span text:style-name="T47">Travail collaboratif par la création de branches. Git offre la possibilité </text:span><text:span text:style-name="T54">de faire la copie d’une version du projet afin d’y ajouter une fonctionnalité puis de fusionner cet ajout à la version principale. Ce qui permets à chaque développeur d’une équipe de travailler sur sa fonctionnalité sans gêner ni être gêner par ses équipiers.</text:span></text:p>
        </text:list-item>
        <text:list-item>
          <text:p text:style-name="P71"><text:span text:style-name="T47">Ce système de branches est aussi utile afin de garder plusieurs versions principales du projet, en gardant une version en développement et une autre en production, le projet sera toujours disponible pour les utilisateurs grâce a la branche de production et sur l’autre branche l’équipe de développeur aura l’occasion de tester toutes les fonctionnalités ajoutées par l’équipe afin de veiller au bon fonctionnement du projet lors de la mise en production.</text:span></text:p>
        </text:list-item>
      </text:list>
      <text:p text:style-name="P72"><text:span text:style-name="T47"/></text:p>
      <text:p text:style-name="P75"><text:span text:style-name="T47">Voici quelques commandes importantes de Git :</text:span></text:p>
      <text:list xml:id="list3607833525" text:style-name="L8">
        <text:list-item>
          <text:p text:style-name="P76"><text:span text:style-name="T47">git add -option, cette commande permet d’ajouter les fichiers modifié</text:span></text:p>
        </text:list-item>
      </text:list>
      <text:p text:style-name="P72"><text:span text:style-name="T47"/></text:p>
      <text:p text:style-name="P48"><text:span text:style-name="T82">P</text:span>reuve <text:span text:style-name="T89">Git</text:span></text:p>
      <text:p text:style-name="P47"/>
      <text:p text:style-name="P47">Git peut être utiliser localement mais son plus grand avantage est de le coupler avec une plateforme en ligne, <text:span text:style-name="T89">comme GitHub,</text:span> doté d’un serveur. Cela permet <text:span text:style-name="T88">d’avoir une version du projet commune en ligne et accessible n’importe ou avec internet.</text:span></text:p>
      <text:p text:style-name="P14"><text:span text:style-name="T52"/></text:p>
      <text:p text:style-name="P73"><text:span text:style-name="T50">P</text:span><text:span text:style-name="T47">reuve </text:span><text:span text:style-name="T55">GitHub</text:span></text:p>
      <text:p text:style-name="P73"><text:soft-page-break/><text:span text:style-name="T55"/></text:p>
      <text:p text:style-name="P74"><text:span text:style-name="T55"><text:tab/></text:span><text:span text:style-name="T56">Mon choix d’IDE pour ce projet fut Visual Studio Code car il est gratuit et que je code avec celui-ci depuis le début de ma formation, j’y suis donc habitué.</text:span></text:p>
      <text:h text:style-name="P32" text:outline-level="2"><text:bookmark-start text:name="__RefHeading___Toc877_926262663"/>Conception<text:bookmark-end text:name="__RefHeading___Toc877_926262663"/></text:h>
      <text:p text:style-name="P42"/>
      <text:p text:style-name="P42">- Conception : maquette, storyboard, mld, architecture du site (schema)</text:p>
      <text:p text:style-name="P42"/>
      <text:h text:style-name="P32" text:outline-level="2"><text:bookmark-start text:name="__RefHeading___Toc879_926262663"/>Développement<text:bookmark-end text:name="__RefHeading___Toc879_926262663"/></text:h>
      <text:p text:style-name="P20"/>
      <text:h text:style-name="P36" text:outline-level="3"><text:bookmark-start text:name="__RefHeading___Toc881_926262663"/>Boutique<text:bookmark-end text:name="__RefHeading___Toc881_926262663"/></text:h>
      <text:p text:style-name="P42"/>
      <text:p text:style-name="P14"><text:span text:style-name="T50">P</text:span><text:span text:style-name="T77">artie front</text:span></text:p>
      <text:p text:style-name="P42"/>
      <text:h text:style-name="P36" text:outline-level="3"><text:bookmark-start text:name="__RefHeading___Toc883_926262663"/>Panneau administrateur<text:bookmark-end text:name="__RefHeading___Toc883_926262663"/></text:h>
      <text:p text:style-name="P19"/>
      <text:p text:style-name="P41">partie back</text:p>
      <text:p text:style-name="P41"/>
      <text:h text:style-name="P36" text:outline-level="3"><text:bookmark-start text:name="__RefHeading___Toc885_926262663"/>Blog<text:bookmark-end text:name="__RefHeading___Toc885_926262663"/></text:h>
      <text:p text:style-name="P20"/>
      <text:p text:style-name="P19">Blog</text:p>
      <text:p text:style-name="P42"/>
      <text:h text:style-name="P36" text:outline-level="3"><text:bookmark-start text:name="__RefHeading___Toc887_926262663"/>Conclusion<text:bookmark-end text:name="__RefHeading___Toc887_926262663"/></text:h>
      <text:p text:style-name="P42"/>
      <text:p text:style-name="P46">Conclusion : liste des abrévations (fin), ce que le projet m’a apporté, facillité, difficulté,</text:p>
      <text:p text:style-name="P46"/>
      <text:p text:style-name="P4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1" svg:font-family="Calibri" style:font-family-generic="swiss"/>
    <style:font-face style:name="Calibri" svg:font-family="Calibri" style:font-adornments="Norm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Calibri" fo:font-family="Calibri" style:font-style-name="Normal" style:font-family-generic="swiss"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Calibri" fo:font-family="Calibri" style:font-style-name="Normal" style:font-family-generic="swiss" fo:font-size="11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style:font-name="Calibri1" fo:font-family="Calibri" style:font-family-generic="swis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left="2cm" fo:margin-right="0cm" fo:margin-top="0.353cm" fo:margin-bottom="0.212cm" style:contextual-spacing="false" fo:line-height="150%" fo:text-indent="0cm" style:auto-text-indent="false" style:page-number="auto" fo:background-color="transparent" fo:keep-with-next="always"/>
      <style:text-properties style:font-name="Calibri1" fo:font-family="Calibri" style:font-family-generic="swiss" fo:font-size="14pt" fo:font-style="normal"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loext:graphic-properties draw:fill="none" draw:fill-color="#729fcf"/>
      <style:paragraph-properties fo:margin-left="1cm" fo:margin-right="0cm" fo:margin-top="0.247cm" fo:margin-bottom="0.212cm" style:contextual-spacing="false" fo:line-height="150%" fo:text-indent="0cm" style:auto-text-indent="false" fo:background-color="transparent" fo:keep-with-next="always"/>
      <style:text-properties style:font-name="Calibri" fo:font-family="Calibri" style:font-style-name="Normal" style:font-family-generic="swis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fo:font-size="10pt" style:font-name-asian="OpenSymbol" style:font-family-asian="OpenSymbol" style:font-charset-asian="x-symbol" style:font-size-asian="8.75pt" style:font-name-complex="OpenSymbol" style:font-family-complex="OpenSymbol" style:font-charset-complex="x-symbol"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suffix=" -" style:num-format="I">
        <style:list-level-properties text:list-level-position-and-space-mode="label-alignment">
          <style:list-level-label-alignment text:label-followed-by="space"/>
        </style:list-level-properties>
      </text:outline-level-style>
      <text:outline-level-style text:level="2" style:num-suffix="." style:num-format="1">
        <style:list-level-properties text:list-level-position-and-space-mode="label-alignment">
          <style:list-level-label-alignment text:label-followed-by="space"/>
        </style:list-level-properties>
      </text:outline-level-style>
      <text:outline-level-style text:level="3" style:num-format="">
        <style:list-level-properties text:list-level-position-and-space-mode="label-alignment">
          <style:list-level-label-alignment text:label-followed-by="space"/>
        </style:list-level-properties>
      </text:outline-level-style>
      <text:outline-level-style text:level="4" style:num-format="" text:start-value="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2T11:37:23.006314072</meta:creation-date>
    <dc:date>2023-05-03T16:48:49.855148485</dc:date>
    <meta:editing-duration>PT5H21M2S</meta:editing-duration>
    <meta:editing-cycles>91</meta:editing-cycles>
    <meta:generator>LibreOffice/7.0.4.2$Linux_X86_64 LibreOffice_project/00$Build-2</meta:generator>
    <meta:document-statistic meta:table-count="0" meta:image-count="0" meta:object-count="0" meta:page-count="9" meta:paragraph-count="128" meta:word-count="1368" meta:character-count="8298" meta:non-whitespace-character-count="7089"/>
  </office:meta>
</office:document-meta>
</file>